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5.363cm" svg:height="0.962cm" svg:x="-1.342cm" svg:y="11.428cm">
          <draw:text-box>
            <text:p text:style-name="P2"><text:span text:style-name="T1">0000000000000000000001000000110000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7:30:46.156902221</dc:date>
    <dc:creator>elucterio </dc:creator>
    <meta:editing-duration>P2DT23H9M3S</meta:editing-duration>
    <meta:editing-cycles>21</meta:editing-cycles>
    <meta:generator>LibreOffice/4.2.8.2$Linux_X86_64 LibreOffice_project/420m0$Build-2</meta:generator>
    <meta:document-statistic meta:object-count="44"/>
  </office:meta>
</office:document-meta>
</file>